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398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76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00080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ff0000"/>
      <style:text-properties fo:color="#ffffff"/>
    </style:style>
    <style:style style:name="ce7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3" table:default-cell-style-name="Default"/>
        <table:table-column table:style-name="co7" table:default-cell-style-name="ce5"/>
        <table:table-column table:style-name="co7" table:default-cell-style-name="Default"/>
        <table:table-column table:style-name="co7" table:default-cell-style-name="ce7"/>
        <table:table-row table:style-name="ro1">
          <table:table-cell table:style-name="Default"/>
          <table:table-cell office:value-type="string" calcext:value-type="string">
            <text:p>#ip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seti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/>
          <table:table-cell table:style-name="ce9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bani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While True</text:p>
          </table:table-cell>
          <table:table-cell table:number-columns-repeated="3"/>
          <table:table-cell table:style-name="ce9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eqri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/>
          <table:table-cell table:style-name="ce9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R4 = 1</text:p>
          </table:table-cell>
          <table:table-cell table:style-name="ce3"/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hile True</text:p>
          </table:table-cell>
          <table:table-cell table:number-columns-repeated="2"/>
          <table:table-cell table:style-name="ce9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t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if R4 == 0:</text:p>
          </table:table-cell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ri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break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ti</text:p>
          </table:table-cell>
          <table:table-cell office:value-type="float" office:value="14464005" calcext:value-type="float">
            <text:p>144640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lse:</text:p>
          </table:table-cell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ni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d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ni</text:p>
          </table:table-cell>
          <table:table-cell office:value-type="float" office:value="4" calcext:value-type="float">
            <text:p>4</text:p>
          </table:table-cell>
          <table:table-cell office:value-type="float" office:value="16777215" calcext:value-type="float">
            <text:p>1677721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uli</text:p>
          </table:table-cell>
          <table:table-cell office:value-type="float" office:value="4" calcext:value-type="float">
            <text:p>4</text:p>
          </table:table-cell>
          <table:table-cell office:value-type="float" office:value="65899" calcext:value-type="float">
            <text:p>6589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ni</text:p>
          </table:table-cell>
          <table:table-cell office:value-type="float" office:value="4" calcext:value-type="float">
            <text:p>4</text:p>
          </table:table-cell>
          <table:table-cell office:value-type="float" office:value="16777215" calcext:value-type="float">
            <text:p>1677721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tir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d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ti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t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d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4"/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li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4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tr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4"/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dd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  <table:table-cell table:style-name="ce4"/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d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4"/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ti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4"/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d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4"/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ti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7"/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t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 3 = reg 2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ti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8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qr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reg 4 == reg 0; reg 2 = 1; else reg 2 = 0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d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if reg 2 != 0 – EXIT</text:p>
          </table:table-cell>
          <table:table-cell table:style-name="ce6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ti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10"/>
          <table:table-cell/>
        </table:table-row>
        <table:table-row table:style-name="ro1">
          <table:table-cell table:style-name="Default"/>
          <table:table-cell table:number-columns-repeated="5"/>
          <table:table-cell table:style-name="ce8"/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5"/>
          <table:table-cell table:style-name="ce8"/>
          <table:table-cell table:number-columns-repeated="6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21:20:49.647701076</meta:creation-date>
    <dc:date>2024-10-21T22:07:03.778506086</dc:date>
    <meta:editing-duration>PT24M22S</meta:editing-duration>
    <meta:editing-cycles>1</meta:editing-cycles>
    <meta:document-statistic meta:table-count="1" meta:cell-count="166" meta:object-count="0"/>
    <meta:generator>LibreOffice/7.3.7.2$Linux_X86_64 LibreOffice_project/30$Build-2</meta:generator>
  </office:meta>
</office:document-meta>
</file>